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27000000C714E54F25465668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0.8cm" svg:y="8.5cm" presentation:class="title" presentation:user-transformed="true">
          <draw:text-box>
            <text:p>Apache Spark</text:p>
          </draw:text-box>
        </draw:frame>
        <draw:frame presentation:style-name="pr2" draw:text-style-name="P1" draw:layer="layout" svg:width="25.5cm" svg:height="7cm" svg:x="0.5cm" svg:y="12.4cm" presentation:class="subtitle" presentation:user-transformed="true">
          <draw:text-box>
            <text:p>Что, для чего, и что с этим можно делать.</text:p>
            <text:p>От чайника для чайников :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1. Что это такое и для чего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обработка больших объемов данных;</text:p>
              </text:list-item>
              <text:list-item>
                <text:p>- возможность параллельных вычислений над данными на кластере из множества узлов;</text:p>
              </text:list-item>
              <text:list-item>
                <text:p>- возможность использования различных источников данных для их сохранения и извлечения;</text:p>
              </text:list-item>
              <text:list-item>
                <text:p>- возможность запуска кластера «по требованию» у различных поставщиков облачных решений(databricks.com, AWS, Azure,https://mcs.mail.ru/bigdata/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1.1. Примеры применений<text:line-break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анализ данных(в том числе и в реальном времени);</text:p>
              </text:list-item>
              <text:list-item>
                <text:p>- машинное обучение(используя mlib)</text:p>
              </text:list-item>
              <text:list-item>
                <text:p>- облачные вычисления(в версии 3 обещается некая связность объектов на разных нодах)/</text:p>
              </text:list-item>
              <text:list-item>
                <text:p>Примеры по ссылкам:</text:p>
              </text:list-item>
              <text:list-item>
                <text:p><text:a xlink:href="https://aws.amazon.com/ru/blogs/rus/emr-spark/" xlink:type="simple">https://aws.amazon.com/ru/blogs/rus/emr-spark/</text:a></text:p>
              </text:list-item>
              <text:list-item>
                <text:p><text:a xlink:href="https://www.qubole.com/blog/apache-spark-use-cases/" xlink:type="simple">https://www.qubole.com/blog/apache-spark-use-cases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. С чего начать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. Документация<text:a xlink:href="http://spark.apache.org/docs/latest/quick-start.html" xlink:type="simple">http://spark.apache.org/docs/latest/quick-start.html</text:a></text:p>
              </text:list-item>
              <text:list-item>
                <text:p>2. Скачать сборку спарка и запустить ее через ./sbin/start-all.sh</text:p>
              </text:list-item>
              <text:list-item>
                <text:p>3. Посмотреть примеры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">Но в общем случае — все же лучше вернуться к документации. К Quick Start :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.1. Запуск кластера локально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Нам нужно(если не хочется много возьни).</text:p>
              </text:list-item>
              <text:list-item>
                <text:p>1. OS Linux.</text:p>
              </text:list-item>
              <text:list-item>
                <text:p>2. Архив spark-2.4.3-bin-hadoop2.7.tgz</text:p>
              </text:list-item>
              <text:list-item>
                <text:p>3. Запущенный sshd.</text:p>
              </text:list-item>
              <text:list-item>
                <text:p>4. JDK 1.8(важно!). На более свежих обещают spark 3. Второй спарк на более высокой версии JDK <text:span text:style-name="T2">работать не будет</text:span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.1.1. Запуск кластера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./sbin/start-all.sh</text:p>
              </text:list-item>
              <text:list-item>
                <text:p>./sbin/sopt-a;;.sh</text:p>
              </text:list-item>
            </text:list>
          </draw:text-box>
        </draw:frame>
        <draw:frame draw:style-name="gr2" draw:text-style-name="P2" draw:layer="layout" svg:width="26.218cm" svg:height="6.464cm" svg:x="0.649cm" svg:y="8.336cm">
          <draw:image xlink:href="Pictures/1000020100000327000000C714E54F25465668C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22:15:45.640913681</meta:creation-date>
    <meta:editing-duration>PT12M28S</meta:editing-duration>
    <meta:editing-cycles>3</meta:editing-cycles>
    <meta:generator>LibreOffice/6.2.5.2$Linux_X86_64 LibreOffice_project/20$Build-2</meta:generator>
    <dc:title>Alizarin</dc:title>
    <dc:date>2019-07-24T23:04:07.724600514</dc:date>
    <meta:document-statistic meta:object-count="82"/>
  </office:meta>
</office:document-meta>
</file>